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1.138cm"/>
    </style:style>
    <style:style style:name="co24" style:family="table-column">
      <style:table-column-properties fo:break-before="auto" style:column-width="1.02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2"/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17">
      <style:table-cell-properties fo:background-color="#ffccff"/>
    </style:style>
    <style:style style:name="ce4" style:family="table-cell" style:parent-style-name="Default" style:data-style-name="N117">
      <style:table-cell-properties fo:background-color="#ccff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background-color="#ccffff"/>
    </style:style>
    <style:style style:name="ce9" style:family="table-cell" style:parent-style-name="Default" style:data-style-name="N116">
      <style:table-cell-properties fo:background-color="#ffcc99"/>
    </style:style>
    <style:style style:name="ce11" style:family="table-cell" style:parent-style-name="Default" style:data-style-name="N116">
      <style:table-cell-properties fo:background-color="#ffffcc"/>
    </style:style>
    <style:style style:name="ce12" style:family="table-cell" style:parent-style-name="Default" style:data-style-name="N30"/>
  </office:automatic-styles>
  <office:body>
    <office:spreadsheet>
      <table:table table:name="ppp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3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25.7376955220811">
            <text:p>25.7377</text:p>
          </table:table-cell>
          <table:table-cell table:style-name="ce3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5.19172398943266">
            <text:p>5.1917</text:p>
          </table:table-cell>
          <table:table-cell table:style-name="ce3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36.6403158998896">
            <text:p>36.6403</text:p>
          </table:table-cell>
          <table:table-cell table:style-name="ce3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36.5629923511109">
            <text:p>36.5630</text:p>
          </table:table-cell>
          <table:table-cell table:style-name="ce3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4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4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25.4828668535456">
            <text:p>25.4829</text:p>
          </table:table-cell>
          <table:table-cell table:style-name="ce4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5.1403207816165">
            <text:p>5.1403</text:p>
          </table:table-cell>
          <table:table-cell table:style-name="ce4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36.2775404949402">
            <text:p>36.2775</text:p>
          </table:table-cell>
          <table:table-cell table:style-name="ce4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36.2009825258523">
            <text:p>36.2010</text:p>
          </table:table-cell>
          <table:table-cell table:style-name="ce4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4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4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25.2305612411343">
            <text:p>25.2306</text:p>
          </table:table-cell>
          <table:table-cell table:style-name="ce4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5.08942651645198">
            <text:p>5.0894</text:p>
          </table:table-cell>
          <table:table-cell table:style-name="ce4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35.9183569256834">
            <text:p>35.9184</text:p>
          </table:table-cell>
          <table:table-cell table:style-name="ce4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35.8425569562894">
            <text:p>35.8426</text:p>
          </table:table-cell>
          <table:table-cell table:style-name="ce4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4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4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24.9807537040933">
            <text:p>24.9808</text:p>
          </table:table-cell>
          <table:table-cell table:style-name="ce4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5.03903615490295">
            <text:p>5.0390</text:p>
          </table:table-cell>
          <table:table-cell table:style-name="ce4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35.5627296293895">
            <text:p>35.5627</text:p>
          </table:table-cell>
          <table:table-cell table:style-name="ce4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35.487680154742">
            <text:p>35.4877</text:p>
          </table:table-cell>
          <table:table-cell table:style-name="ce4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4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4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24.7334195090033">
            <text:p>24.7334</text:p>
          </table:table-cell>
          <table:table-cell table:style-name="ce4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4.9891447078247">
            <text:p>4.9891</text:p>
          </table:table-cell>
          <table:table-cell table:style-name="ce4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35.2106233954352">
            <text:p>35.2106</text:p>
          </table:table-cell>
          <table:table-cell table:style-name="ce4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35.1363169848931">
            <text:p>35.1363</text:p>
          </table:table-cell>
          <table:table-cell table:style-name="ce4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4" table:formula="of:=[.A6]" office:value-type="float" office:value="6.51">
            <text:p>6.5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6.842075426151">
            <text:p>6.8421</text:p>
          </table:table-cell>
          <table:table-cell table:style-name="ce4" table:formula="of:=[.D6]" office:value-type="float" office:value="23.3">
            <text:p>23.3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24.48853416733">
            <text:p>24.4885</text:p>
          </table:table-cell>
          <table:table-cell table:style-name="ce4" table:formula="of:=[.G6]" office:value-type="float" office:value="4.7">
            <text:p>4.70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4.93974723547">
            <text:p>4.9397</text:p>
          </table:table-cell>
          <table:table-cell table:style-name="ce4" table:formula="of:=[.J6]" office:value-type="float" office:value="33.17">
            <text:p>33.17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34.862003361817">
            <text:p>34.8620</text:p>
          </table:table-cell>
          <table:table-cell table:style-name="ce4" table:formula="of:=[.M6]" office:value-type="float" office:value="33.1">
            <text:p>33.10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34.78843265831">
            <text:p>34.7884</text:p>
          </table:table-cell>
          <table:table-cell table:style-name="ce4" table:formula="of:=[.P6]" office:value-type="float" office:value="1.413">
            <text:p>1.413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.4850772007913">
            <text:p>1.4851</text:p>
          </table:table-cell>
          <table:table-cell table:style-name="ce2" table:number-columns-repeated="1006"/>
        </table:table-row>
        <table:table-row table:style-name="ro1">
          <table:table-cell table:style-name="ce4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4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24.246073433">
            <text:p>24.2461</text:p>
          </table:table-cell>
          <table:table-cell table:style-name="ce4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4.890838847">
            <text:p>4.8908</text:p>
          </table:table-cell>
          <table:table-cell table:style-name="ce4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34.5168350117">
            <text:p>34.5168</text:p>
          </table:table-cell>
          <table:table-cell table:style-name="ce4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34.443992731">
            <text:p>34.4440</text:p>
          </table:table-cell>
          <table:table-cell table:style-name="ce4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4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4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24.0060133">
            <text:p>24.0060</text:p>
          </table:table-cell>
          <table:table-cell table:style-name="ce4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4.8424147">
            <text:p>4.8424</text:p>
          </table:table-cell>
          <table:table-cell table:style-name="ce4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34.17508417">
            <text:p>34.1751</text:p>
          </table:table-cell>
          <table:table-cell table:style-name="ce4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34.1029631">
            <text:p>34.1030</text:p>
          </table:table-cell>
          <table:table-cell table:style-name="ce4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4" table:formula="of:=[.A9]" office:value-type="float" office:value="6.51">
            <text:p>6.5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6.640851">
            <text:p>6.6409</text:p>
          </table:table-cell>
          <table:table-cell table:style-name="ce4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23.76833">
            <text:p>23.7683</text:p>
          </table:table-cell>
          <table:table-cell table:style-name="ce4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4.79447">
            <text:p>4.7945</text:p>
          </table:table-cell>
          <table:table-cell table:style-name="ce4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33.836717">
            <text:p>33.8367</text:p>
          </table:table-cell>
          <table:table-cell table:style-name="ce4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33.76531">
            <text:p>33.7653</text:p>
          </table:table-cell>
          <table:table-cell table:style-name="ce4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4" table:formula="of:=[.A10]" office:value-type="float" office:value="6.51">
            <text:p>6.5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6.5751">
            <text:p>6.5751</text:p>
          </table:table-cell>
          <table:table-cell table:style-name="ce4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23.533">
            <text:p>23.5330</text:p>
          </table:table-cell>
          <table:table-cell table:style-name="ce4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4.747">
            <text:p>4.7470</text:p>
          </table:table-cell>
          <table:table-cell table:style-name="ce4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33.5017">
            <text:p>33.5017</text:p>
          </table:table-cell>
          <table:table-cell table:style-name="ce4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33.431">
            <text:p>33.4310</text:p>
          </table:table-cell>
          <table:table-cell table:style-name="ce4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4" table:formula="of:=[.A11]" office:value-type="float" office:value="6.51">
            <text:p>6.5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6.51">
            <text:p>6.5100</text:p>
          </table:table-cell>
          <table:table-cell table:style-name="ce4" table:formula="of:=[.D11]" office:value-type="float" office:value="23.3">
            <text:p>23.3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23.3">
            <text:p>23.3000</text:p>
          </table:table-cell>
          <table:table-cell table:style-name="ce4" table:formula="of:=[.G11]" office:value-type="float" office:value="4.7">
            <text:p>4.70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4.7">
            <text:p>4.7000</text:p>
          </table:table-cell>
          <table:table-cell table:style-name="ce4" table:formula="of:=[.J11]" office:value-type="float" office:value="33.17">
            <text:p>33.17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33.17">
            <text:p>33.1700</text:p>
          </table:table-cell>
          <table:table-cell table:style-name="ce4" table:formula="of:=[.M11]" office:value-type="float" office:value="33.1">
            <text:p>33.10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33.1">
            <text:p>33.1000</text:p>
          </table:table-cell>
          <table:table-cell table:style-name="ce4" table:formula="of:=[.P11]" office:value-type="float" office:value="1.413">
            <text:p>1.413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.413">
            <text:p>1.4130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2]" office:value-type="float" office:value="6.51">
            <text:p>6.5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6.44554455445545">
            <text:p>6.4455</text:p>
          </table:table-cell>
          <table:table-cell table:style-name="ce4" table:formula="of:=[.D12]" office:value-type="float" office:value="23.3">
            <text:p>23.3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23.0693069306931">
            <text:p>23.0693</text:p>
          </table:table-cell>
          <table:table-cell table:style-name="ce4" table:formula="of:=[.G12]" office:value-type="float" office:value="4.7">
            <text:p>4.70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4.65346534653465">
            <text:p>4.6535</text:p>
          </table:table-cell>
          <table:table-cell table:style-name="ce4" table:formula="of:=[.J12]" office:value-type="float" office:value="33.17">
            <text:p>33.17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32.8415841584158">
            <text:p>32.8416</text:p>
          </table:table-cell>
          <table:table-cell table:style-name="ce4" table:formula="of:=[.M12]" office:value-type="float" office:value="33.1">
            <text:p>33.10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32.7722772277228">
            <text:p>32.7723</text:p>
          </table:table-cell>
          <table:table-cell table:style-name="ce4" table:formula="of:=[.P12]" office:value-type="float" office:value="1.413">
            <text:p>1.413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4" table:formula="of:=[.A13]" office:value-type="float" office:value="6.51">
            <text:p>6.5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6.38172728163906">
            <text:p>6.3817</text:p>
          </table:table-cell>
          <table:table-cell table:style-name="ce4" table:formula="of:=[.D13]" office:value-type="float" office:value="23.3">
            <text:p>23.3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22.8408979511813">
            <text:p>22.8409</text:p>
          </table:table-cell>
          <table:table-cell table:style-name="ce4" table:formula="of:=[.G13]" office:value-type="float" office:value="4.7">
            <text:p>4.70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4.60739143221253">
            <text:p>4.6074</text:p>
          </table:table-cell>
          <table:table-cell table:style-name="ce4" table:formula="of:=[.J13]" office:value-type="float" office:value="33.17">
            <text:p>33.17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32.5164199588276">
            <text:p>32.5164</text:p>
          </table:table-cell>
          <table:table-cell table:style-name="ce4" table:formula="of:=[.M13]" office:value-type="float" office:value="33.1">
            <text:p>33.10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32.4477992353691">
            <text:p>32.4478</text:p>
          </table:table-cell>
          <table:table-cell table:style-name="ce4" table:formula="of:=[.P13]" office:value-type="float" office:value="1.413">
            <text:p>1.413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4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4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22.6147504467141">
            <text:p>22.6148</text:p>
          </table:table-cell>
          <table:table-cell table:style-name="ce4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4.56177369525993">
            <text:p>4.5618</text:p>
          </table:table-cell>
          <table:table-cell table:style-name="ce4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32.19447520676">
            <text:p>32.1945</text:p>
          </table:table-cell>
          <table:table-cell table:style-name="ce4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32.126533896405">
            <text:p>32.1265</text:p>
          </table:table-cell>
          <table:table-cell table:style-name="ce4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4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4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22.3908420264496">
            <text:p>22.3908</text:p>
          </table:table-cell>
          <table:table-cell table:style-name="ce4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4.51660761906924">
            <text:p>4.5166</text:p>
          </table:table-cell>
          <table:table-cell table:style-name="ce4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31.875718026495">
            <text:p>31.8757</text:p>
          </table:table-cell>
          <table:table-cell table:style-name="ce4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31.8084494023812">
            <text:p>31.8084</text:p>
          </table:table-cell>
          <table:table-cell table:style-name="ce4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4" table:formula="of:=[.A16]" office:value-type="float" office:value="6.51">
            <text:p>6.5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6.19404162631993">
            <text:p>6.1940</text:p>
          </table:table-cell>
          <table:table-cell table:style-name="ce4" table:formula="of:=[.D16]" office:value-type="float" office:value="23.3">
            <text:p>23.3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22.1691505212372">
            <text:p>22.1692</text:p>
          </table:table-cell>
          <table:table-cell table:style-name="ce4" table:formula="of:=[.G16]" office:value-type="float" office:value="4.7">
            <text:p>4.70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4.47188873175172">
            <text:p>4.4719</text:p>
          </table:table-cell>
          <table:table-cell table:style-name="ce4" table:formula="of:=[.J16]" office:value-type="float" office:value="33.17">
            <text:p>33.17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31.5601168579159">
            <text:p>31.5601</text:p>
          </table:table-cell>
          <table:table-cell table:style-name="ce4" table:formula="of:=[.M16]" office:value-type="float" office:value="33.1">
            <text:p>33.10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31.4935142597834">
            <text:p>31.4935</text:p>
          </table:table-cell>
          <table:table-cell table:style-name="ce4" table:formula="of:=[.P16]" office:value-type="float" office:value="1.413">
            <text:p>1.413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.34442101658834">
            <text:p>1.3444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4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21.949653981423">
            <text:p>21.9497</text:p>
          </table:table-cell>
          <table:table-cell table:style-name="ce4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4.42761260569477">
            <text:p>4.4276</text:p>
          </table:table-cell>
          <table:table-cell table:style-name="ce4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31.247640453382">
            <text:p>31.2476</text:p>
          </table:table-cell>
          <table:table-cell table:style-name="ce4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31.1816972869142">
            <text:p>31.1817</text:p>
          </table:table-cell>
          <table:table-cell table:style-name="ce4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4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4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21.7323306746762">
            <text:p>21.7323</text:p>
          </table:table-cell>
          <table:table-cell table:style-name="ce4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4.38377485712354">
            <text:p>4.3838</text:p>
          </table:table-cell>
          <table:table-cell table:style-name="ce4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30.9382578746357">
            <text:p>30.9383</text:p>
          </table:table-cell>
          <table:table-cell table:style-name="ce4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30.8729676108062">
            <text:p>30.8730</text:p>
          </table:table-cell>
          <table:table-cell table:style-name="ce4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4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4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21.5171590838379">
            <text:p>21.5172</text:p>
          </table:table-cell>
          <table:table-cell table:style-name="ce4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4.34037114566687">
            <text:p>4.3404</text:p>
          </table:table-cell>
          <table:table-cell table:style-name="ce4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30.6319384897383">
            <text:p>30.6319</text:p>
          </table:table-cell>
          <table:table-cell table:style-name="ce4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30.5672946641645">
            <text:p>30.5673</text:p>
          </table:table-cell>
          <table:table-cell table:style-name="ce4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4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4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21.30411790479">
            <text:p>21.3041</text:p>
          </table:table-cell>
          <table:table-cell table:style-name="ce4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4.29739717392759">
            <text:p>4.2974</text:p>
          </table:table-cell>
          <table:table-cell table:style-name="ce4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30.3286519700379">
            <text:p>30.3287</text:p>
          </table:table-cell>
          <table:table-cell table:style-name="ce4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30.2646481823411">
            <text:p>30.2646</text:p>
          </table:table-cell>
          <table:table-cell table:style-name="ce4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4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4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21.0931860443465">
            <text:p>21.0932</text:p>
          </table:table-cell>
          <table:table-cell table:style-name="ce4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4.25484868705702">
            <text:p>4.2548</text:p>
          </table:table-cell>
          <table:table-cell table:style-name="ce4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30.0283682871662">
            <text:p>30.0284</text:p>
          </table:table-cell>
          <table:table-cell table:style-name="ce4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29.9649982003377">
            <text:p>29.9650</text:p>
          </table:table-cell>
          <table:table-cell table:style-name="ce4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3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36.4414839173156">
            <text:p>36.4415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4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4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36.0806771458571">
            <text:p>36.0807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4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4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35.7234427186704">
            <text:p>35.7234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4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4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35.3697452660103">
            <text:p>35.369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4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4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35.019549768327">
            <text:p>35.0195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4" table:formula="of:=[.A29]" office:value-type="float" office:value="6.52">
            <text:p>6.52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6.852585526652">
            <text:p>6.8526</text:p>
          </table:table-cell>
          <table:table-cell table:style-name="ce4" table:formula="of:=[.D29]" office:value-type="float" office:value="32.99">
            <text:p>32.99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34.672821552799">
            <text:p>34.6728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.417">
            <text:p>1.417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4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4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34.3295262899">
            <text:p>34.3295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4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4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33.98962999">
            <text:p>33.989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4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4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33.653099">
            <text:p>33.6531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4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4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33.3199">
            <text:p>33.3199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4" table:formula="of:=[.A34]" office:value-type="float" office:value="6.52">
            <text:p>6.52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6.52">
            <text:p>6.5200</text:p>
          </table:table-cell>
          <table:table-cell table:style-name="ce4" table:formula="of:=[.D34]" office:value-type="float" office:value="32.99">
            <text:p>32.99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32.99">
            <text:p>32.99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.417">
            <text:p>1.417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4" table:formula="of:=[.A35]" office:value-type="float" office:value="6.52">
            <text:p>6.52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6.45544554455446">
            <text:p>6.4554</text:p>
          </table:table-cell>
          <table:table-cell table:style-name="ce4" table:formula="of:=[.D35]" office:value-type="float" office:value="32.99">
            <text:p>32.99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32.6633663366337">
            <text:p>32.6634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.417">
            <text:p>1.417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4" table:formula="of:=[.A36]" office:value-type="float" office:value="6.52">
            <text:p>6.52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6.39153024213312">
            <text:p>6.3915</text:p>
          </table:table-cell>
          <table:table-cell table:style-name="ce4" table:formula="of:=[.D36]" office:value-type="float" office:value="32.99">
            <text:p>32.99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32.3399666699343">
            <text:p>32.340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.417">
            <text:p>1.417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4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4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32.019768980133">
            <text:p>32.0198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4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4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31.7027415644881">
            <text:p>31.702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4" table:formula="of:=[.A39]" office:value-type="float" office:value="6.52">
            <text:p>6.52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6.203556283196">
            <text:p>6.2036</text:p>
          </table:table-cell>
          <table:table-cell table:style-name="ce4" table:formula="of:=[.D39]" office:value-type="float" office:value="32.99">
            <text:p>32.99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31.3888530341466">
            <text:p>31.3889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.417">
            <text:p>1.417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4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4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31.0780723110363">
            <text:p>31.0781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4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4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30.7703686247884">
            <text:p>30.7704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4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4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30.4657115096915">
            <text:p>30.4657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4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4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30.1640708016747">
            <text:p>30.1641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4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4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29.8654166353215">
            <text:p>29.8654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27.71">
            <text:p>27.710</text:p>
          </table:table-cell>
          <table:table-cell office:value-type="float" office:value="10">
            <text:p>10</text:p>
          </table:table-cell>
          <table:table-cell table:formula="of:=[.C3]*1.01" office:value-type="float" office:value="30.6090790951445">
            <text:p>30.6091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13.16">
            <text:p>13.16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4.5368271704115">
            <text:p>14.5368</text:p>
          </table:table-cell>
          <table:table-cell table:style-name="ce3" office:value-type="float" office:value="11.53">
            <text:p>11.53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2.7362931059912">
            <text:p>12.7363</text:p>
          </table:table-cell>
          <table:table-cell table:style-name="ce3" office:value-type="float" office:value="42.5">
            <text:p>42.50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46.9464403299762">
            <text:p>46.9464</text:p>
          </table:table-cell>
          <table:table-cell table:style-name="ce3" office:value-type="float" office:value="28.57">
            <text:p>28.57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31.5590541229981">
            <text:p>31.5591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27.71">
            <text:p>27.7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0.3060189060836">
            <text:p>30.3060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13.16">
            <text:p>13.16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4.3928981885262">
            <text:p>14.3929</text:p>
          </table:table-cell>
          <table:table-cell table:style-name="ce4" table:formula="of:=[.S2]" office:value-type="float" office:value="11.53">
            <text:p>11.53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2.6101911940507">
            <text:p>12.6102</text:p>
          </table:table-cell>
          <table:table-cell table:style-name="ce4" table:formula="of:=[.V2]" office:value-type="float" office:value="42.5">
            <text:p>42.50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46.4816240890854">
            <text:p>46.4816</text:p>
          </table:table-cell>
          <table:table-cell table:style-name="ce4" table:formula="of:=[.Y2]" office:value-type="float" office:value="28.57">
            <text:p>28.57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31.2465882405922">
            <text:p>31.2466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27.71">
            <text:p>27.7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0.0059593129541">
            <text:p>30.0060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13.16">
            <text:p>13.16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4.2503942460655">
            <text:p>14.2504</text:p>
          </table:table-cell>
          <table:table-cell table:style-name="ce4" table:formula="of:=[.S3]" office:value-type="float" office:value="11.53">
            <text:p>11.53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2.4853378158918">
            <text:p>12.4853</text:p>
          </table:table-cell>
          <table:table-cell table:style-name="ce4" table:formula="of:=[.V3]" office:value-type="float" office:value="42.5">
            <text:p>42.50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46.0214099891934">
            <text:p>46.0214</text:p>
          </table:table-cell>
          <table:table-cell table:style-name="ce4" table:formula="of:=[.Y3]" office:value-type="float" office:value="28.57">
            <text:p>28.57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30.9372160797942">
            <text:p>30.9372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27.71">
            <text:p>27.7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29.7088706068852">
            <text:p>29.7089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13.16">
            <text:p>13.16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4.1093012337283">
            <text:p>14.1093</text:p>
          </table:table-cell>
          <table:table-cell table:style-name="ce4" table:formula="of:=[.S4]" office:value-type="float" office:value="11.53">
            <text:p>11.53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2.3617206097938">
            <text:p>12.3617</text:p>
          </table:table-cell>
          <table:table-cell table:style-name="ce4" table:formula="of:=[.V4]" office:value-type="float" office:value="42.5">
            <text:p>42.50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45.5657524645479">
            <text:p>45.5658</text:p>
          </table:table-cell>
          <table:table-cell table:style-name="ce4" table:formula="of:=[.Y4]" office:value-type="float" office:value="28.57">
            <text:p>28.57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30.6309070096973">
            <text:p>30.6309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27.71">
            <text:p>27.7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29.4147233731537">
            <text:p>29.4147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13.16">
            <text:p>13.16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3.9696051819092">
            <text:p>13.9696</text:p>
          </table:table-cell>
          <table:table-cell table:style-name="ce4" table:formula="of:=[.S5]" office:value-type="float" office:value="11.53">
            <text:p>11.53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2.2393273364295">
            <text:p>12.2393</text:p>
          </table:table-cell>
          <table:table-cell table:style-name="ce4" table:formula="of:=[.V5]" office:value-type="float" office:value="42.5">
            <text:p>42.50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45.1146064005425">
            <text:p>45.1146</text:p>
          </table:table-cell>
          <table:table-cell table:style-name="ce4" table:formula="of:=[.Y5]" office:value-type="float" office:value="28.57">
            <text:p>28.57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30.3276307026706">
            <text:p>30.3276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27.71">
            <text:p>27.7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29.123488488271">
            <text:p>29.1235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13.16">
            <text:p>13.16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3.831292259316">
            <text:p>13.8313</text:p>
          </table:table-cell>
          <table:table-cell table:style-name="ce4" table:formula="of:=[.S6]" office:value-type="float" office:value="11.53">
            <text:p>11.53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2.118145877653">
            <text:p>12.1181</text:p>
          </table:table-cell>
          <table:table-cell table:style-name="ce4" table:formula="of:=[.V6]" office:value-type="float" office:value="42.5">
            <text:p>42.50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44.66792712925">
            <text:p>44.6679</text:p>
          </table:table-cell>
          <table:table-cell table:style-name="ce4" table:formula="of:=[.Y6]" office:value-type="float" office:value="28.57">
            <text:p>28.57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30.027357131357">
            <text:p>30.0274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27.71">
            <text:p>27.7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28.8351371171">
            <text:p>28.8351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13.16">
            <text:p>13.16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3.6943487716">
            <text:p>13.6943</text:p>
          </table:table-cell>
          <table:table-cell table:style-name="ce4" table:formula="of:=[.S7]" office:value-type="float" office:value="11.53">
            <text:p>11.53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1.9981642353">
            <text:p>11.9982</text:p>
          </table:table-cell>
          <table:table-cell table:style-name="ce4" table:formula="of:=[.V7]" office:value-type="float" office:value="42.5">
            <text:p>42.50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44.225670425">
            <text:p>44.2257</text:p>
          </table:table-cell>
          <table:table-cell table:style-name="ce4" table:formula="of:=[.Y7]" office:value-type="float" office:value="28.57">
            <text:p>28.57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29.7300565657">
            <text:p>29.7301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27.71">
            <text:p>27.7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28.54964071">
            <text:p>28.5496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13.16">
            <text:p>13.16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3.55876116">
            <text:p>13.5588</text:p>
          </table:table-cell>
          <table:table-cell table:style-name="ce4" table:formula="of:=[.S8]" office:value-type="float" office:value="11.53">
            <text:p>11.53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1.87937053">
            <text:p>11.8794</text:p>
          </table:table-cell>
          <table:table-cell table:style-name="ce4" table:formula="of:=[.V8]" office:value-type="float" office:value="42.5">
            <text:p>42.50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43.7877925">
            <text:p>43.7878</text:p>
          </table:table-cell>
          <table:table-cell table:style-name="ce4" table:formula="of:=[.Y8]" office:value-type="float" office:value="28.57">
            <text:p>28.57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29.43569957">
            <text:p>29.4357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27.71">
            <text:p>27.7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28.266971">
            <text:p>28.2670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13.16">
            <text:p>13.16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3.424516">
            <text:p>13.4245</text:p>
          </table:table-cell>
          <table:table-cell table:style-name="ce4" table:formula="of:=[.S9]" office:value-type="float" office:value="11.53">
            <text:p>11.53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1.761753">
            <text:p>11.7618</text:p>
          </table:table-cell>
          <table:table-cell table:style-name="ce4" table:formula="of:=[.V9]" office:value-type="float" office:value="42.5">
            <text:p>42.50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43.35425">
            <text:p>43.3543</text:p>
          </table:table-cell>
          <table:table-cell table:style-name="ce4" table:formula="of:=[.Y9]" office:value-type="float" office:value="28.57">
            <text:p>28.57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29.144257">
            <text:p>29.1443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27.71">
            <text:p>27.7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27.9871">
            <text:p>27.9871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13.16">
            <text:p>13.16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3.2916">
            <text:p>13.2916</text:p>
          </table:table-cell>
          <table:table-cell table:style-name="ce4" table:formula="of:=[.S10]" office:value-type="float" office:value="11.53">
            <text:p>11.53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1.6453">
            <text:p>11.6453</text:p>
          </table:table-cell>
          <table:table-cell table:style-name="ce4" table:formula="of:=[.V10]" office:value-type="float" office:value="42.5">
            <text:p>42.50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42.925">
            <text:p>42.9250</text:p>
          </table:table-cell>
          <table:table-cell table:style-name="ce4" table:formula="of:=[.Y10]" office:value-type="float" office:value="28.57">
            <text:p>28.57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28.8557">
            <text:p>28.8557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27.71">
            <text:p>27.7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27.71">
            <text:p>27.71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13.16">
            <text:p>13.16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3.16">
            <text:p>13.1600</text:p>
          </table:table-cell>
          <table:table-cell table:style-name="ce4" table:formula="of:=[.S11]" office:value-type="float" office:value="11.53">
            <text:p>11.53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1.53">
            <text:p>11.5300</text:p>
          </table:table-cell>
          <table:table-cell table:style-name="ce4" table:formula="of:=[.V11]" office:value-type="float" office:value="42.5">
            <text:p>42.50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42.5">
            <text:p>42.5000</text:p>
          </table:table-cell>
          <table:table-cell table:style-name="ce4" table:formula="of:=[.Y11]" office:value-type="float" office:value="28.57">
            <text:p>28.57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28.57">
            <text:p>28.57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27.71">
            <text:p>27.7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27.4356435643564">
            <text:p>27.4356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13.16">
            <text:p>13.16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3.029702970297">
            <text:p>13.0297</text:p>
          </table:table-cell>
          <table:table-cell table:style-name="ce4" table:formula="of:=[.S12]" office:value-type="float" office:value="11.53">
            <text:p>11.53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1.4158415841584">
            <text:p>11.4158</text:p>
          </table:table-cell>
          <table:table-cell table:style-name="ce4" table:formula="of:=[.V12]" office:value-type="float" office:value="42.5">
            <text:p>42.50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42.0792079207921">
            <text:p>42.0792</text:p>
          </table:table-cell>
          <table:table-cell table:style-name="ce4" table:formula="of:=[.Y12]" office:value-type="float" office:value="28.57">
            <text:p>28.57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28.2871287128713">
            <text:p>28.2871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27.71">
            <text:p>27.7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27.1640035290658">
            <text:p>27.1640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13.16">
            <text:p>13.16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2.9006960101951">
            <text:p>12.9007</text:p>
          </table:table-cell>
          <table:table-cell table:style-name="ce4" table:formula="of:=[.S13]" office:value-type="float" office:value="11.53">
            <text:p>11.53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1.3028134496618">
            <text:p>11.3028</text:p>
          </table:table-cell>
          <table:table-cell table:style-name="ce4" table:formula="of:=[.V13]" office:value-type="float" office:value="42.5">
            <text:p>42.50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41.6625820997941">
            <text:p>41.6626</text:p>
          </table:table-cell>
          <table:table-cell table:style-name="ce4" table:formula="of:=[.Y13]" office:value-type="float" office:value="28.57">
            <text:p>28.57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28.0070581315557">
            <text:p>28.0071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27.71">
            <text:p>27.7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6.895052999075">
            <text:p>26.8951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13.16">
            <text:p>13.16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2.7729663467278">
            <text:p>12.7730</text:p>
          </table:table-cell>
          <table:table-cell table:style-name="ce4" table:formula="of:=[.S14]" office:value-type="float" office:value="11.53">
            <text:p>11.53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1.1909044056057">
            <text:p>11.1909</text:p>
          </table:table-cell>
          <table:table-cell table:style-name="ce4" table:formula="of:=[.V14]" office:value-type="float" office:value="42.5">
            <text:p>42.50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41.2500812869249">
            <text:p>41.2501</text:p>
          </table:table-cell>
          <table:table-cell table:style-name="ce4" table:formula="of:=[.Y14]" office:value-type="float" office:value="28.57">
            <text:p>28.57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27.7297605262928">
            <text:p>27.7298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27.71">
            <text:p>27.7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6.6287653456188">
            <text:p>26.6288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13.16">
            <text:p>13.16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2.6465013333939">
            <text:p>12.6465</text:p>
          </table:table-cell>
          <table:table-cell table:style-name="ce4" table:formula="of:=[.S15]" office:value-type="float" office:value="11.53">
            <text:p>11.53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1.0801033718869">
            <text:p>11.0801</text:p>
          </table:table-cell>
          <table:table-cell table:style-name="ce4" table:formula="of:=[.V15]" office:value-type="float" office:value="42.5">
            <text:p>42.50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40.8416646405197">
            <text:p>40.8417</text:p>
          </table:table-cell>
          <table:table-cell table:style-name="ce4" table:formula="of:=[.Y15]" office:value-type="float" office:value="28.57">
            <text:p>28.57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27.4552084418741">
            <text:p>27.4552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27.71">
            <text:p>27.7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26.365114203583">
            <text:p>26.3651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13.16">
            <text:p>13.16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2.5212884489048">
            <text:p>12.5213</text:p>
          </table:table-cell>
          <table:table-cell table:style-name="ce4" table:formula="of:=[.S16]" office:value-type="float" office:value="11.53">
            <text:p>11.53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0.9703993781058">
            <text:p>10.9704</text:p>
          </table:table-cell>
          <table:table-cell table:style-name="ce4" table:formula="of:=[.V16]" office:value-type="float" office:value="42.5">
            <text:p>42.50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40.4372917232868">
            <text:p>40.4373</text:p>
          </table:table-cell>
          <table:table-cell table:style-name="ce4" table:formula="of:=[.Y16]" office:value-type="float" office:value="28.57">
            <text:p>28.57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27.1833746949248">
            <text:p>27.1834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27.71">
            <text:p>27.7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6.1040734688941">
            <text:p>26.1041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13.16">
            <text:p>13.16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2.3973152959454">
            <text:p>12.3973</text:p>
          </table:table-cell>
          <table:table-cell table:style-name="ce4" table:formula="of:=[.S17]" office:value-type="float" office:value="11.53">
            <text:p>11.53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0.861781562481">
            <text:p>10.8618</text:p>
          </table:table-cell>
          <table:table-cell table:style-name="ce4" table:formula="of:=[.V17]" office:value-type="float" office:value="42.5">
            <text:p>42.50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40.0369224983038">
            <text:p>40.0369</text:p>
          </table:table-cell>
          <table:table-cell table:style-name="ce4" table:formula="of:=[.Y17]" office:value-type="float" office:value="28.57">
            <text:p>28.57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26.9142323712127">
            <text:p>26.9142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27.71">
            <text:p>27.7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5.8456172959347">
            <text:p>25.8456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13.16">
            <text:p>13.16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2.2745695999459">
            <text:p>12.2746</text:p>
          </table:table-cell>
          <table:table-cell table:style-name="ce4" table:formula="of:=[.S18]" office:value-type="float" office:value="11.53">
            <text:p>11.53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0.7542391707733">
            <text:p>10.7542</text:p>
          </table:table-cell>
          <table:table-cell table:style-name="ce4" table:formula="of:=[.V18]" office:value-type="float" office:value="42.5">
            <text:p>42.50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39.6405173250532">
            <text:p>39.6405</text:p>
          </table:table-cell>
          <table:table-cell table:style-name="ce4" table:formula="of:=[.Y18]" office:value-type="float" office:value="28.57">
            <text:p>28.57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26.6477548229829">
            <text:p>26.6478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27.71">
            <text:p>27.7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5.5897200949849">
            <text:p>25.5897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13.16">
            <text:p>13.16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2.1530392078672">
            <text:p>12.1530</text:p>
          </table:table-cell>
          <table:table-cell table:style-name="ce4" table:formula="of:=[.S19]" office:value-type="float" office:value="11.53">
            <text:p>11.53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0.6477615552211">
            <text:p>10.6478</text:p>
          </table:table-cell>
          <table:table-cell table:style-name="ce4" table:formula="of:=[.V19]" office:value-type="float" office:value="42.5">
            <text:p>42.50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39.2480369554983">
            <text:p>39.2480</text:p>
          </table:table-cell>
          <table:table-cell table:style-name="ce4" table:formula="of:=[.Y19]" office:value-type="float" office:value="28.57">
            <text:p>28.57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26.3839156663197">
            <text:p>26.3839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27.71">
            <text:p>27.7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5.336356529688">
            <text:p>25.3364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13.16">
            <text:p>13.16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2.0327120869973">
            <text:p>12.0327</text:p>
          </table:table-cell>
          <table:table-cell table:style-name="ce4" table:formula="of:=[.S20]" office:value-type="float" office:value="11.53">
            <text:p>11.53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0.5423381734862">
            <text:p>10.5423</text:p>
          </table:table-cell>
          <table:table-cell table:style-name="ce4" table:formula="of:=[.V20]" office:value-type="float" office:value="42.5">
            <text:p>42.50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38.8594425301963">
            <text:p>38.8594</text:p>
          </table:table-cell>
          <table:table-cell table:style-name="ce4" table:formula="of:=[.Y20]" office:value-type="float" office:value="28.57">
            <text:p>28.57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26.1226887785343">
            <text:p>26.1227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27.71">
            <text:p>27.7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5.0855015145426">
            <text:p>25.0855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13.16">
            <text:p>13.16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1.9135763237597">
            <text:p>11.9136</text:p>
          </table:table-cell>
          <table:table-cell table:style-name="ce4" table:formula="of:=[.S21]" office:value-type="float" office:value="11.53">
            <text:p>11.53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0.4379585876101">
            <text:p>10.4380</text:p>
          </table:table-cell>
          <table:table-cell table:style-name="ce4" table:formula="of:=[.V21]" office:value-type="float" office:value="42.5">
            <text:p>42.50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38.4746955744518">
            <text:p>38.4747</text:p>
          </table:table-cell>
          <table:table-cell table:style-name="ce4" table:formula="of:=[.Y21]" office:value-type="float" office:value="28.57">
            <text:p>28.57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25.8640482955785">
            <text:p>25.864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23.16">
            <text:p>23.160</text:p>
          </table:table-cell>
          <table:table-cell office:value-type="float" office:value="10">
            <text:p>10</text:p>
          </table:table-cell>
          <table:table-cell table:formula="of:=[.C26]*1.01" office:value-type="float" office:value="25.5830484245235">
            <text:p>25.5830</text:p>
          </table:table-cell>
          <table:table-cell table:style-name="ce3" office:value-type="float" office:value="6.03">
            <text:p>6.03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6.66087141622956">
            <text:p>6.6609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3.09">
            <text:p>13.090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4.4595036216327">
            <text:p>14.4595</text:p>
          </table:table-cell>
          <table:table-cell table:style-name="ce3" office:value-type="float" office:value="1.114">
            <text:p>1.114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1.23054904770808">
            <text:p>1.2305</text:p>
          </table:table-cell>
          <table:table-cell table:style-name="ce3" office:value-type="float" office:value="1.083">
            <text:p>1.083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1.19630576182033">
            <text:p>1.1963</text:p>
          </table:table-cell>
          <table:table-cell table:style-name="ce3" office:value-type="float" office:value="1.111">
            <text:p>1.111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22723518133185">
            <text:p>1.2272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23.16">
            <text:p>23.16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25.3297509153698">
            <text:p>25.3298</text:p>
          </table:table-cell>
          <table:table-cell table:style-name="ce4" table:formula="of:=[.D25]" office:value-type="float" office:value="6.03">
            <text:p>6.03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6.5949221942867">
            <text:p>6.5949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3.09">
            <text:p>13.090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4.3163402194383">
            <text:p>14.3163</text:p>
          </table:table-cell>
          <table:table-cell table:style-name="ce4" table:formula="of:=[.S25]" office:value-type="float" office:value="1.114">
            <text:p>1.114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1.21836539377038">
            <text:p>1.2184</text:p>
          </table:table-cell>
          <table:table-cell table:style-name="ce4" table:formula="of:=[.V25]" office:value-type="float" office:value="1.083">
            <text:p>1.083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1.18446115031716">
            <text:p>1.1845</text:p>
          </table:table-cell>
          <table:table-cell table:style-name="ce4" table:formula="of:=[.Y25]" office:value-type="float" office:value="1.111">
            <text:p>1.111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21508433795233">
            <text:p>1.2151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23.16">
            <text:p>23.16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25.0789613023463">
            <text:p>25.0790</text:p>
          </table:table-cell>
          <table:table-cell table:style-name="ce4" table:formula="of:=[.D26]" office:value-type="float" office:value="6.03">
            <text:p>6.03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6.52962593493732">
            <text:p>6.5296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3.09">
            <text:p>13.090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4.1745942766716">
            <text:p>14.1746</text:p>
          </table:table-cell>
          <table:table-cell table:style-name="ce4" table:formula="of:=[.S26]" office:value-type="float" office:value="1.114">
            <text:p>1.114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1.20630237006968">
            <text:p>1.2063</text:p>
          </table:table-cell>
          <table:table-cell table:style-name="ce4" table:formula="of:=[.V26]" office:value-type="float" office:value="1.083">
            <text:p>1.083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1.17273381219521">
            <text:p>1.1727</text:p>
          </table:table-cell>
          <table:table-cell table:style-name="ce4" table:formula="of:=[.Y26]" office:value-type="float" office:value="1.111">
            <text:p>1.111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2030537999528">
            <text:p>1.2031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23.16">
            <text:p>23.16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24.8306547547984">
            <text:p>24.8307</text:p>
          </table:table-cell>
          <table:table-cell table:style-name="ce4" table:formula="of:=[.D27]" office:value-type="float" office:value="6.03">
            <text:p>6.03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6.46497617320527">
            <text:p>6.4650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3.09">
            <text:p>13.090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4.0342517590808">
            <text:p>14.0343</text:p>
          </table:table-cell>
          <table:table-cell table:style-name="ce4" table:formula="of:=[.S27]" office:value-type="float" office:value="1.114">
            <text:p>1.114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1.19435878224721">
            <text:p>1.1944</text:p>
          </table:table-cell>
          <table:table-cell table:style-name="ce4" table:formula="of:=[.V27]" office:value-type="float" office:value="1.083">
            <text:p>1.083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1.16112258633189">
            <text:p>1.1611</text:p>
          </table:table-cell>
          <table:table-cell table:style-name="ce4" table:formula="of:=[.Y27]" office:value-type="float" office:value="1.111">
            <text:p>1.111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19114237619089">
            <text:p>1.1911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23.16">
            <text:p>23.16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24.5848066879192">
            <text:p>24.5848</text:p>
          </table:table-cell>
          <table:table-cell table:style-name="ce4" table:formula="of:=[.D28]" office:value-type="float" office:value="6.03">
            <text:p>6.03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6.40096650812403">
            <text:p>6.401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3.09">
            <text:p>13.090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3.8952987713671">
            <text:p>13.8953</text:p>
          </table:table-cell>
          <table:table-cell table:style-name="ce4" table:formula="of:=[.S28]" office:value-type="float" office:value="1.114">
            <text:p>1.114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1.18253344776951">
            <text:p>1.1825</text:p>
          </table:table-cell>
          <table:table-cell table:style-name="ce4" table:formula="of:=[.V28]" office:value-type="float" office:value="1.083">
            <text:p>1.083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1.14962632310088">
            <text:p>1.1496</text:p>
          </table:table-cell>
          <table:table-cell table:style-name="ce4" table:formula="of:=[.Y28]" office:value-type="float" office:value="1.111">
            <text:p>1.111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17934888731771">
            <text:p>1.1793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23.16">
            <text:p>23.16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24.341392760316">
            <text:p>24.3414</text:p>
          </table:table-cell>
          <table:table-cell table:style-name="ce4" table:formula="of:=[.D29]" office:value-type="float" office:value="6.03">
            <text:p>6.03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6.337590602103">
            <text:p>6.3376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3.09">
            <text:p>13.090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3.757721555809">
            <text:p>13.7577</text:p>
          </table:table-cell>
          <table:table-cell table:style-name="ce4" table:formula="of:=[.S29]" office:value-type="float" office:value="1.114">
            <text:p>1.114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1.1708251958114">
            <text:p>1.1708</text:p>
          </table:table-cell>
          <table:table-cell table:style-name="ce4" table:formula="of:=[.V29]" office:value-type="float" office:value="1.083">
            <text:p>1.083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1.1382438842583">
            <text:p>1.1382</text:p>
          </table:table-cell>
          <table:table-cell table:style-name="ce4" table:formula="of:=[.Y29]" office:value-type="float" office:value="1.111">
            <text:p>1.111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1676721656611">
            <text:p>1.1677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23.16">
            <text:p>23.16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24.1003888716">
            <text:p>24.1004</text:p>
          </table:table-cell>
          <table:table-cell table:style-name="ce4" table:formula="of:=[.D30]" office:value-type="float" office:value="6.03">
            <text:p>6.03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6.2748421803">
            <text:p>6.2748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3.09">
            <text:p>13.090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3.6215064909">
            <text:p>13.6215</text:p>
          </table:table-cell>
          <table:table-cell table:style-name="ce4" table:formula="of:=[.S30]" office:value-type="float" office:value="1.114">
            <text:p>1.114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1.15923286714">
            <text:p>1.1592</text:p>
          </table:table-cell>
          <table:table-cell table:style-name="ce4" table:formula="of:=[.V30]" office:value-type="float" office:value="1.083">
            <text:p>1.083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1.12697414283">
            <text:p>1.1270</text:p>
          </table:table-cell>
          <table:table-cell table:style-name="ce4" table:formula="of:=[.Y30]" office:value-type="float" office:value="1.111">
            <text:p>1.111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15611105511">
            <text:p>1.1561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23.16">
            <text:p>23.16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23.86177116">
            <text:p>23.8618</text:p>
          </table:table-cell>
          <table:table-cell table:style-name="ce4" table:formula="of:=[.D31]" office:value-type="float" office:value="6.03">
            <text:p>6.03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6.21271503">
            <text:p>6.2127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3.09">
            <text:p>13.090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3.48664009">
            <text:p>13.4866</text:p>
          </table:table-cell>
          <table:table-cell table:style-name="ce4" table:formula="of:=[.S31]" office:value-type="float" office:value="1.114">
            <text:p>1.114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1.147755314">
            <text:p>1.1478</text:p>
          </table:table-cell>
          <table:table-cell table:style-name="ce4" table:formula="of:=[.V31]" office:value-type="float" office:value="1.083">
            <text:p>1.083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1.115815983">
            <text:p>1.1158</text:p>
          </table:table-cell>
          <table:table-cell table:style-name="ce4" table:formula="of:=[.Y31]" office:value-type="float" office:value="1.111">
            <text:p>1.111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144664411">
            <text:p>1.1447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23.16">
            <text:p>23.16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23.625516">
            <text:p>23.6255</text:p>
          </table:table-cell>
          <table:table-cell table:style-name="ce4" table:formula="of:=[.D32]" office:value-type="float" office:value="6.03">
            <text:p>6.03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6.151203">
            <text:p>6.1512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3.09">
            <text:p>13.090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3.353109">
            <text:p>13.3531</text:p>
          </table:table-cell>
          <table:table-cell table:style-name="ce4" table:formula="of:=[.S32]" office:value-type="float" office:value="1.114">
            <text:p>1.114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1.1363914">
            <text:p>1.1364</text:p>
          </table:table-cell>
          <table:table-cell table:style-name="ce4" table:formula="of:=[.V32]" office:value-type="float" office:value="1.083">
            <text:p>1.083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1.1047683">
            <text:p>1.1048</text:p>
          </table:table-cell>
          <table:table-cell table:style-name="ce4" table:formula="of:=[.Y32]" office:value-type="float" office:value="1.111">
            <text:p>1.111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1333311">
            <text:p>1.1333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23.16">
            <text:p>23.16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23.3916">
            <text:p>23.3916</text:p>
          </table:table-cell>
          <table:table-cell table:style-name="ce4" table:formula="of:=[.D33]" office:value-type="float" office:value="6.03">
            <text:p>6.03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6.0903">
            <text:p>6.0903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3.09">
            <text:p>13.090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3.2209">
            <text:p>13.2209</text:p>
          </table:table-cell>
          <table:table-cell table:style-name="ce4" table:formula="of:=[.S33]" office:value-type="float" office:value="1.114">
            <text:p>1.114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1.12514">
            <text:p>1.1251</text:p>
          </table:table-cell>
          <table:table-cell table:style-name="ce4" table:formula="of:=[.V33]" office:value-type="float" office:value="1.083">
            <text:p>1.083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1.09383">
            <text:p>1.0938</text:p>
          </table:table-cell>
          <table:table-cell table:style-name="ce4" table:formula="of:=[.Y33]" office:value-type="float" office:value="1.111">
            <text:p>1.111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12211">
            <text:p>1.1221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23.16">
            <text:p>23.16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23.16">
            <text:p>23.1600</text:p>
          </table:table-cell>
          <table:table-cell table:style-name="ce4" table:formula="of:=[.D34]" office:value-type="float" office:value="6.03">
            <text:p>6.03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6.03">
            <text:p>6.03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3.09">
            <text:p>13.090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3.09">
            <text:p>13.0900</text:p>
          </table:table-cell>
          <table:table-cell table:style-name="ce4" table:formula="of:=[.S34]" office:value-type="float" office:value="1.114">
            <text:p>1.114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1.114">
            <text:p>1.1140</text:p>
          </table:table-cell>
          <table:table-cell table:style-name="ce4" table:formula="of:=[.V34]" office:value-type="float" office:value="1.083">
            <text:p>1.083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1.083">
            <text:p>1.0830</text:p>
          </table:table-cell>
          <table:table-cell table:style-name="ce4" table:formula="of:=[.Y34]" office:value-type="float" office:value="1.111">
            <text:p>1.111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111">
            <text:p>1.111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23.16">
            <text:p>23.16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22.9306930693069">
            <text:p>22.9307</text:p>
          </table:table-cell>
          <table:table-cell table:style-name="ce4" table:formula="of:=[.D35]" office:value-type="float" office:value="6.03">
            <text:p>6.03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5.97029702970297">
            <text:p>5.9703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3.09">
            <text:p>13.090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2.960396039604">
            <text:p>12.9604</text:p>
          </table:table-cell>
          <table:table-cell table:style-name="ce4" table:formula="of:=[.S35]" office:value-type="float" office:value="1.114">
            <text:p>1.114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1.1029702970297">
            <text:p>1.1030</text:p>
          </table:table-cell>
          <table:table-cell table:style-name="ce4" table:formula="of:=[.V35]" office:value-type="float" office:value="1.083">
            <text:p>1.083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1.07227722772277">
            <text:p>1.0723</text:p>
          </table:table-cell>
          <table:table-cell table:style-name="ce4" table:formula="of:=[.Y35]" office:value-type="float" office:value="1.111">
            <text:p>1.111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1">
            <text:p>1.1000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23.16">
            <text:p>23.16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22.7036565042643">
            <text:p>22.7037</text:p>
          </table:table-cell>
          <table:table-cell table:style-name="ce4" table:formula="of:=[.D36]" office:value-type="float" office:value="6.03">
            <text:p>6.03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5.91118517792373">
            <text:p>5.9112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3.09">
            <text:p>13.090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2.8320752867366">
            <text:p>12.8321</text:p>
          </table:table-cell>
          <table:table-cell table:style-name="ce4" table:formula="of:=[.S36]" office:value-type="float" office:value="1.114">
            <text:p>1.114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1.09204979903931">
            <text:p>1.0920</text:p>
          </table:table-cell>
          <table:table-cell table:style-name="ce4" table:formula="of:=[.V36]" office:value-type="float" office:value="1.083">
            <text:p>1.083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.0616606215077">
            <text:p>1.0617</text:p>
          </table:table-cell>
          <table:table-cell table:style-name="ce4" table:formula="of:=[.Y36]" office:value-type="float" office:value="1.111">
            <text:p>1.111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08910891089109">
            <text:p>1.0891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23.16">
            <text:p>23.16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22.4788678260042">
            <text:p>22.4789</text:p>
          </table:table-cell>
          <table:table-cell table:style-name="ce4" table:formula="of:=[.D37]" office:value-type="float" office:value="6.03">
            <text:p>6.03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5.8526585920037">
            <text:p>5.8527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3.09">
            <text:p>13.090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2.7050250363729">
            <text:p>12.7050</text:p>
          </table:table-cell>
          <table:table-cell table:style-name="ce4" table:formula="of:=[.S37]" office:value-type="float" office:value="1.114">
            <text:p>1.114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1.0812374247914">
            <text:p>1.0812</text:p>
          </table:table-cell>
          <table:table-cell table:style-name="ce4" table:formula="of:=[.V37]" office:value-type="float" office:value="1.083">
            <text:p>1.083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.05114913020564">
            <text:p>1.0511</text:p>
          </table:table-cell>
          <table:table-cell table:style-name="ce4" table:formula="of:=[.Y37]" office:value-type="float" office:value="1.111">
            <text:p>1.111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1.07832565434761">
            <text:p>1.0783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23.16">
            <text:p>23.16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22.256304778222">
            <text:p>22.2563</text:p>
          </table:table-cell>
          <table:table-cell table:style-name="ce4" table:formula="of:=[.D38]" office:value-type="float" office:value="6.03">
            <text:p>6.03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5.79471147723138">
            <text:p>5.794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3.09">
            <text:p>13.090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2.5792327092801">
            <text:p>12.5792</text:p>
          </table:table-cell>
          <table:table-cell table:style-name="ce4" table:formula="of:=[.S38]" office:value-type="float" office:value="1.114">
            <text:p>1.114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1.07053210375386">
            <text:p>1.0705</text:p>
          </table:table-cell>
          <table:table-cell table:style-name="ce4" table:formula="of:=[.V38]" office:value-type="float" office:value="1.083">
            <text:p>1.083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.04074171307489">
            <text:p>1.0407</text:p>
          </table:table-cell>
          <table:table-cell table:style-name="ce4" table:formula="of:=[.Y38]" office:value-type="float" office:value="1.111">
            <text:p>1.111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1.06764916272041">
            <text:p>1.0676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23.16">
            <text:p>23.16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22.0359453249723">
            <text:p>22.0359</text:p>
          </table:table-cell>
          <table:table-cell table:style-name="ce4" table:formula="of:=[.D39]" office:value-type="float" office:value="6.03">
            <text:p>6.03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5.73733809626869">
            <text:p>5.7373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3.09">
            <text:p>13.090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2.4546858507723">
            <text:p>12.4547</text:p>
          </table:table-cell>
          <table:table-cell table:style-name="ce4" table:formula="of:=[.S39]" office:value-type="float" office:value="1.114">
            <text:p>1.114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1.05993277599392">
            <text:p>1.0599</text:p>
          </table:table-cell>
          <table:table-cell table:style-name="ce4" table:formula="of:=[.V39]" office:value-type="float" office:value="1.083">
            <text:p>1.083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.03043733967811">
            <text:p>1.0304</text:p>
          </table:table-cell>
          <table:table-cell table:style-name="ce4" table:formula="of:=[.Y39]" office:value-type="float" office:value="1.111">
            <text:p>1.111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1.0570783789311">
            <text:p>1.0571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23.16">
            <text:p>23.16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21.8177676484874">
            <text:p>21.8178</text:p>
          </table:table-cell>
          <table:table-cell table:style-name="ce4" table:formula="of:=[.D40]" office:value-type="float" office:value="6.03">
            <text:p>6.03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5.68053276858287">
            <text:p>5.6805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3.09">
            <text:p>13.090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2.3313721294776">
            <text:p>12.3314</text:p>
          </table:table-cell>
          <table:table-cell table:style-name="ce4" table:formula="of:=[.S40]" office:value-type="float" office:value="1.114">
            <text:p>1.114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1.04943839207319">
            <text:p>1.0494</text:p>
          </table:table-cell>
          <table:table-cell table:style-name="ce4" table:formula="of:=[.V40]" office:value-type="float" office:value="1.083">
            <text:p>1.083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.02023498978031">
            <text:p>1.0202</text:p>
          </table:table-cell>
          <table:table-cell table:style-name="ce4" table:formula="of:=[.Y40]" office:value-type="float" office:value="1.111">
            <text:p>1.111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1.04661225636742">
            <text:p>1.0466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23.16">
            <text:p>23.16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21.6017501470173">
            <text:p>21.6018</text:p>
          </table:table-cell>
          <table:table-cell table:style-name="ce4" table:formula="of:=[.D41]" office:value-type="float" office:value="6.03">
            <text:p>6.03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5.62428986988403">
            <text:p>5.6243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3.09">
            <text:p>13.090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2.2092793361164">
            <text:p>12.2093</text:p>
          </table:table-cell>
          <table:table-cell table:style-name="ce4" table:formula="of:=[.S41]" office:value-type="float" office:value="1.114">
            <text:p>1.114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1.03904791294375">
            <text:p>1.0390</text:p>
          </table:table-cell>
          <table:table-cell table:style-name="ce4" table:formula="of:=[.V41]" office:value-type="float" office:value="1.083">
            <text:p>1.083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.01013365324783">
            <text:p>1.0101</text:p>
          </table:table-cell>
          <table:table-cell table:style-name="ce4" table:formula="of:=[.Y41]" office:value-type="float" office:value="1.111">
            <text:p>1.111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1.03624975877963">
            <text:p>1.0362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23.16">
            <text:p>23.16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21.3878714326903">
            <text:p>21.3879</text:p>
          </table:table-cell>
          <table:table-cell table:style-name="ce4" table:formula="of:=[.D42]" office:value-type="float" office:value="6.03">
            <text:p>6.03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5.56860383156834">
            <text:p>5.5686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3.09">
            <text:p>13.090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2.0883953822935">
            <text:p>12.0884</text:p>
          </table:table-cell>
          <table:table-cell table:style-name="ce4" table:formula="of:=[.S42]" office:value-type="float" office:value="1.114">
            <text:p>1.114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1.0287603098453">
            <text:p>1.0288</text:p>
          </table:table-cell>
          <table:table-cell table:style-name="ce4" table:formula="of:=[.V42]" office:value-type="float" office:value="1.083">
            <text:p>1.083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1.00013232994834">
            <text:p>1.0001</text:p>
          </table:table-cell>
          <table:table-cell table:style-name="ce4" table:formula="of:=[.Y42]" office:value-type="float" office:value="1.111">
            <text:p>1.111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1.02598986017785">
            <text:p>1.0260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23.16">
            <text:p>23.16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21.1761103293964">
            <text:p>21.1761</text:p>
          </table:table-cell>
          <table:table-cell table:style-name="ce4" table:formula="of:=[.D43]" office:value-type="float" office:value="6.03">
            <text:p>6.03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5.51346914016668">
            <text:p>5.5135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3.09">
            <text:p>13.090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1.9687082993005">
            <text:p>11.9687</text:p>
          </table:table-cell>
          <table:table-cell table:style-name="ce4" table:formula="of:=[.S43]" office:value-type="float" office:value="1.114">
            <text:p>1.114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1.01857456420326">
            <text:p>1.0186</text:p>
          </table:table-cell>
          <table:table-cell table:style-name="ce4" table:formula="of:=[.V43]" office:value-type="float" office:value="1.083">
            <text:p>1.083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0.990230029651826">
            <text:p>0.9902</text:p>
          </table:table-cell>
          <table:table-cell table:style-name="ce4" table:formula="of:=[.Y43]" office:value-type="float" office:value="1.111">
            <text:p>1.111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1.01583154473054">
            <text:p>1.0158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23.16">
            <text:p>23.16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20.9664458706895">
            <text:p>20.9664</text:p>
          </table:table-cell>
          <table:table-cell table:style-name="ce4" table:formula="of:=[.D44]" office:value-type="float" office:value="6.03">
            <text:p>6.03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5.45888033679869">
            <text:p>5.4589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3.09">
            <text:p>13.090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1.8502062369312">
            <text:p>11.8502</text:p>
          </table:table-cell>
          <table:table-cell table:style-name="ce4" table:formula="of:=[.S44]" office:value-type="float" office:value="1.114">
            <text:p>1.114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1.00848966752798">
            <text:p>1.0085</text:p>
          </table:table-cell>
          <table:table-cell table:style-name="ce4" table:formula="of:=[.V44]" office:value-type="float" office:value="1.083">
            <text:p>1.083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0.980425771932501">
            <text:p>0.9804</text:p>
          </table:table-cell>
          <table:table-cell table:style-name="ce4" table:formula="of:=[.Y44]" office:value-type="float" office:value="1.111">
            <text:p>1.111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1.0057738066639">
            <text:p>1.0058</text:p>
          </table:table-cell>
          <table:table-cell table:number-columns-repeated="997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2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7">2015／01／27</text:date>, <text:time>11:34:52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1-27T11:34:52.74</dc:date>
    <meta:editing-duration>P14DT1H40M3S</meta:editing-duration>
    <meta:editing-cycles>35</meta:editing-cycles>
    <meta:generator>OpenOffice/4.1.1$Win32 OpenOffice.org_project/411m6$Build-9775</meta:generator>
    <meta:document-statistic meta:table-count="5" meta:cell-count="2241" meta:object-count="0"/>
  </office:meta>
</office:document-meta>
</file>